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3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Default_5f_13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Default_5f_13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Default_5f_13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Default_5f_13" style:list-style-name="L18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2.55cm" fo:min-width="3cm" fo:padding-top="0.125cm" fo:padding-bottom="0.125cm" fo:padding-left="0.25cm" fo:padding-right="0.25cm" fo:wrap-option="no-wrap"/>
    </style:style>
    <style:style style:name="gr8" style:family="graphic" style:parent-style-name="Default_5f_13" style:list-style-name="L18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4.184cm" fo:min-width="3.467cm" fo:padding-top="0.125cm" fo:padding-bottom="0.125cm" fo:padding-left="0.25cm" fo:padding-right="0.25cm" fo:wrap-option="no-wrap"/>
    </style:style>
    <style:style style:name="gr9" style:family="graphic" style:parent-style-name="Default_5f_13" style:list-style-name="L18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5.584cm" fo:min-width="4.634cm" fo:padding-top="0.125cm" fo:padding-bottom="0.125cm" fo:padding-left="0.25cm" fo:padding-right="0.25cm" fo:wrap-option="no-wrap"/>
    </style:style>
    <style:style style:name="gr10" style:family="graphic" style:parent-style-name="Default_5f_13" style:list-style-name="L18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7.684cm" fo:min-width="5.1cm" fo:padding-top="0.125cm" fo:padding-bottom="0.125cm" fo:padding-left="0.25cm" fo:padding-right="0.25cm" fo:wrap-option="no-wrap"/>
    </style:style>
    <style:style style:name="gr11" style:family="graphic" style:parent-style-name="Default_5f_13" style:list-style-name="L18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10.95cm" fo:min-width="5.334cm" fo:padding-top="0.125cm" fo:padding-bottom="0.125cm" fo:padding-left="0.25cm" fo:padding-right="0.25cm" fo:wrap-option="no-wrap"/>
    </style:style>
    <style:style style:name="gr12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Default_5f_14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Default_5f_14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Default_5f_1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0.917cm" fo:min-width="3.934cm" fo:padding-top="0.125cm" fo:padding-bottom="0.125cm" fo:padding-left="0.25cm" fo:padding-right="0.25cm" fo:wrap-option="no-wrap"/>
    </style:style>
    <style:style style:name="gr18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4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4" style:list-style-name="L9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21" style:family="graphic" style:parent-style-name="Default_5f_14">
      <style:graphic-properties draw:stroke="solid" svg:stroke-width="0.10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Default_5f_14" style:list-style-name="L9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4" style:list-style-name="L9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4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Default_5f_14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Default_5f_14" style:list-style-name="L9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32" style:family="graphic" style:parent-style-name="Default_5f_14" style:list-style-name="L9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Default_5f_14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.917cm" fo:min-width="2.3cm" fo:padding-top="0.125cm" fo:padding-bottom="0.125cm" fo:padding-left="0.25cm" fo:padding-right="0.25cm" fo:wrap-option="no-wrap"/>
    </style:style>
    <style:style style:name="gr35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Default_5f_14">
      <style:graphic-properties draw:stroke="solid" svg:stroke-width="0.106cm" svg:stroke-color="#000000" draw:marker-start="msArrowEnd_20_5" draw:marker-start-width="0.318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7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Default_5f_14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Default_5f_14" style:list-style-name="L9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43" style:family="graphic" style:parent-style-name="Default_5f_14" style:list-style-name="L9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Default_5f_14" style:list-style-name="L9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Default_5f_14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Default_5f_1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0.917cm" fo:min-width="1.6cm" fo:padding-top="0.125cm" fo:padding-bottom="0.125cm" fo:padding-left="0.25cm" fo:padding-right="0.25cm" fo:wrap-option="no-wrap"/>
    </style:style>
    <style:style style:name="gr52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Default_5f_14" style:list-style-name="L9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54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Default_5f_14" style:list-style-name="L9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Default_5f_14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Default_5f_14">
      <style:graphic-properties draw:stroke="solid" svg:stroke-width="0.026cm" svg:stroke-color="#000000" draw:stroke-linejoin="miter" draw:fill="solid" draw:fill-color="#66ccff" draw:textarea-vertical-align="middle" draw:auto-grow-height="false" draw:fit-to-size="false" style:shrink-to-fit="false" fo:min-height="0.917cm" fo:min-width="5.334cm" fo:padding-top="0.125cm" fo:padding-bottom="0.125cm" fo:padding-left="0.25cm" fo:padding-right="0.25cm" fo:wrap-option="no-wrap"/>
    </style:style>
    <style:style style:name="gr62" style:family="graphic" style:parent-style-name="Default_5f_14" style:list-style-name="L9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63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Default_5f_14" style:list-style-name="L9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Default_5f_14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Default_5f_14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Default_5f_14" style:list-style-name="L9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1.15cm" fo:min-width="7.9cm" fo:padding-top="0.125cm" fo:padding-bottom="0.125cm" fo:padding-left="0.25cm" fo:padding-right="0.25cm" fo:wrap-option="no-wrap"/>
    </style:style>
    <style:style style:name="gr74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Default_5f_14" style:list-style-name="L9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Default_5f_14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11">
      <style:graphic-properties draw:stroke="solid" svg:stroke-width="0.079cm" svg:stroke-color="#00cc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lank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Blank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Blank_5f_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Blank_5f_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Blank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Blank_5f_-title">
      <style:graphic-properties fo:min-height="3.506cm"/>
    </style:style>
    <style:style style:name="pr47" style:family="presentation" style:parent-style-name="Blank_5f_-outline1">
      <style:graphic-properties fo:min-height="11.929cm"/>
    </style:style>
    <style:style style:name="pr48" style:family="presentation" style:parent-style-name="Blank_5f_-notes">
      <style:graphic-properties draw:fill-color="#ffffff" fo:min-height="13.829cm"/>
    </style:style>
    <style:style style:name="pr49" style:family="presentation" style:parent-style-name="Default-subtitle">
      <style:graphic-properties draw:fill-color="#ffffff" fo:min-height="16.255cm"/>
    </style:style>
    <style:style style:name="pr50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39.7000007629394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9.700000762939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9.5999984741211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9.5999984741211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loext:graphic-properties draw:fill="solid" draw:fill-color="#66ccff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35.2999992370605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5.2999992370605pt"/>
    </style:style>
    <style:style style:name="P16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35.2999992370605pt"/>
    </style:style>
    <style:style style:name="P17" style:family="paragraph">
      <loext:graphic-properties draw:fill="solid" draw:fill-color="#66ccff"/>
      <style:paragraph-properties fo:text-align="start" style:font-independent-line-spacing="true"/>
      <style:text-properties fo:font-size="32pt"/>
    </style:style>
    <style:style style:name="P18" style:family="paragraph">
      <style:paragraph-properties fo:margin-top="0cm" fo:margin-bottom="0cm" fo:line-height="100%" fo:text-align="center" style:punctuation-wrap="hanging" style:writing-mode="lr-tb"/>
      <style:text-properties fo:font-size="35.2999992370605pt"/>
    </style:style>
    <style:style style:name="P19" style:family="paragraph">
      <loext:graphic-properties draw:fill="solid" draw:fill-color="#b2b2b2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21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2" style:family="paragraph">
      <style:paragraph-properties fo:margin-top="0cm" fo:margin-bottom="0cm" fo:line-height="100%" fo:text-align="start" style:punctuation-wrap="simple" style:writing-mode="lr-tb"/>
      <style:text-properties fo:font-size="39.7000007629394pt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9.7000007629394pt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25% 58%" style:font-name="Calibri" fo:font-size="22pt" fo:letter-spacing="normal" fo:font-style="normal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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number text:level="2" style:num-format="">
        <style:list-level-properties text:space-before="0.67cm" text:min-label-width="0.6cm"/>
        <style:text-properties fo:color="#3333c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15: Caching hierarchy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" draw:text-style-name="P7" draw:layer="layout" svg:width="8.682cm" svg:height="1.605cm" svg:x="1.845cm" svg:y="1.214cm">
          <text:p text:style-name="P6"><text:span text:style-name="T5">Cache </text:span><text:span text:style-name="T5">Hierar</text:span><text:span text:style-name="T5">ch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4" draw:text-style-name="P7" draw:layer="layout" svg:width="21.323cm" svg:height="10.411cm" svg:x="2.681cm" svg:y="4.788cm">
          <text:list text:style-name="L4">
            <text:list-item>
              <text:p text:style-name="P6"><text:span text:style-name="T6"><text:s/></text:span><text:span text:style-name="T6">Data and </text:span><text:span text:style-name="T6">instructions are </text:span><text:span text:style-name="T6">stored on DRAM </text:span><text:span text:style-name="T6">chips – DRAM</text:span></text:p>
            </text:list-item>
          </text:list>
          <text:p text:style-name="P6"><text:span text:style-name="T6"><text:s text:c="3"/></text:span><text:span text:style-name="T6">is a technology that </text:span><text:span text:style-name="T6">has high bit density, </text:span><text:span text:style-name="T6">but relatively poor</text:span></text:p>
          <text:p text:style-name="P6"><text:span text:style-name="T6"><text:s text:c="3"/></text:span><text:span text:style-name="T6">latency – an access </text:span><text:span text:style-name="T6">to data in memory can </text:span><text:span text:style-name="T6">take as many</text:span></text:p>
          <text:p text:style-name="P6"><text:span text:style-name="T6"><text:s text:c="3"/></text:span><text:span text:style-name="T6">as 300 cycles today!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Hence, some data is </text:span><text:span text:style-name="T6">stored on the </text:span><text:span text:style-name="T6">processor in a </text:span><text:span text:style-name="T6">structure</text:span></text:p>
            </text:list-item>
          </text:list>
          <text:p text:style-name="P6"><text:span text:style-name="T6"><text:s text:c="3"/></text:span><text:span text:style-name="T6">called the cache – </text:span><text:span text:style-name="T6">caches employ SRAM </text:span><text:span text:style-name="T6">technology, which</text:span></text:p>
          <text:p text:style-name="P6"><text:span text:style-name="T6"><text:s text:c="3"/></text:span><text:span text:style-name="T6">is faster, but has </text:span><text:span text:style-name="T6">lower bit density</text:span></text:p>
          <text:p text:style-name="P6"><text:span text:style-name="T6"/></text:p>
          <text:list text:continue-numbering="true" text:style-name="L4">
            <text:list-item>
              <text:p text:style-name="P6"><text:span text:style-name="T6"><text:s/></text:span><text:span text:style-name="T6">Internet browsers </text:span><text:span text:style-name="T6">also cache web </text:span><text:span text:style-name="T6">pages – same </text:span><text:span text:style-name="T6">conce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2" presentation:class="page"/>
          <draw:frame draw:name="Rectangle 3" presentation:style-name="pr6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7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" draw:text-style-name="P7" draw:layer="layout" svg:width="9.071cm" svg:height="1.605cm" svg:x="1.865cm" svg:y="1.214cm">
          <text:p text:style-name="P6"><text:span text:style-name="T5">Memory </text:span><text:span text:style-name="T5">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166cm" svg:y1="3.5cm" svg:x2="26.6cm" svg:y2="3.501cm">
          <text:p/>
        </draw:line>
        <draw:custom-shape draw:name="Text Box 4" draw:style-name="gr6" draw:text-style-name="P7" draw:layer="layout" svg:width="17.609cm" svg:height="1.267cm" svg:x="2.473cm" svg:y="4.788cm">
          <text:list text:style-name="L4">
            <text:list-item>
              <text:p text:style-name="P6"><text:span text:style-name="T6"><text:s/></text:span><text:span text:style-name="T6">As you go </text:span><text:span text:style-name="T6">further, </text:span><text:span text:style-name="T6">capacity and </text:span><text:span text:style-name="T6">latency </text:span><text:span text:style-name="T6">incre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13" draw:layer="layout" svg:width="3.499cm" svg:height="2.799cm" svg:x="0.933cm" svg:y="10.499cm">
          <text:p text:style-name="P12"><text:span text:style-name="T8">Registers</text:span></text:p>
          <text:p text:style-name="P12"><text:span text:style-name="T8">1KB</text:span></text:p>
          <text:p text:style-name="P12"><text:span text:style-name="T8">1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3" draw:layer="layout" svg:width="3.966cm" svg:height="4.433cm" svg:x="4.899cm" svg:y="9.799cm">
          <text:p text:style-name="P12"><text:span text:style-name="T8">L1 data or</text:span></text:p>
          <text:p text:style-name="P12"><text:span text:style-name="T8">instruction</text:span></text:p>
          <text:p text:style-name="P12"><text:span text:style-name="T8">Cache</text:span></text:p>
          <text:p text:style-name="P12"><text:span text:style-name="T8">32KB</text:span></text:p>
          <text:p text:style-name="P12"><text:span text:style-name="T8">2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13" draw:layer="layout" svg:width="5.133cm" svg:height="5.833cm" svg:x="9.333cm" svg:y="9.099cm">
          <text:p text:style-name="P12"><text:span text:style-name="T8">L2 cache</text:span></text:p>
          <text:p text:style-name="P12"><text:span text:style-name="T8">2MB</text:span></text:p>
          <text:p text:style-name="P12"><text:span text:style-name="T8">15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3" draw:layer="layout" svg:width="5.599cm" svg:height="7.933cm" svg:x="14.933cm" svg:y="7.933cm">
          <text:p text:style-name="P12"><text:span text:style-name="T8">Memory</text:span></text:p>
          <text:p text:style-name="P12"><text:span text:style-name="T8">16GB</text:span></text:p>
          <text:p text:style-name="P12"><text:span text:style-name="T8">300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3" draw:layer="layout" svg:width="5.833cm" svg:height="11.199cm" svg:x="20.999cm" svg:y="7.233cm">
          <text:p text:style-name="P12"><text:span text:style-name="T8">Disk</text:span></text:p>
          <text:p text:style-name="P12"><text:span text:style-name="T8">1 TB</text:span></text:p>
          <text:p text:style-name="P12"><text:span text:style-name="T8">10M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8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3" presentation:class="page"/>
          <draw:frame draw:name="Rectangle 3" presentation:style-name="pr9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10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2" draw:text-style-name="P7" draw:layer="layout" svg:width="3.991cm" svg:height="1.605cm" svg:x="1.58cm" svg:y="1.214cm">
          <text:p text:style-name="P14"><text:span text:style-name="T5">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14" draw:text-style-name="P7" draw:layer="layout" svg:width="21.513cm" svg:height="11.427cm" svg:x="2.356cm" svg:y="4.788cm">
          <text:list text:style-name="L4">
            <text:list-item>
              <text:p text:style-name="P14"><text:span text:style-name="T6"><text:s/></text:span><text:span text:style-name="T6">Why do caches work?</text:span></text:p>
            </text:list-item>
          </text:list>
          <text:list text:style-name="L5">
            <text:list-item>
              <text:list>
                <text:list-item>
                  <text:p text:style-name="P15"><text:span text:style-name="T6"><text:s/></text:span><text:span text:style-name="T6">Temporal locality: if you used some data recently, you</text:span></text:p>
                </text:list-item>
              </text:list>
            </text:list-item>
          </text:list>
          <text:p text:style-name="P16"><text:span text:style-name="T6"><text:s text:c="3"/></text:span><text:span text:style-name="T6">will likely use it again</text:span></text:p>
          <text:list text:continue-numbering="true" text:style-name="L5">
            <text:list-item>
              <text:list>
                <text:list-item>
                  <text:p text:style-name="P15"><text:span text:style-name="T6"><text:s/></text:span><text:span text:style-name="T6">Spatial locality: if you used some data recently, you</text:span></text:p>
                </text:list-item>
              </text:list>
            </text:list-item>
          </text:list>
          <text:p text:style-name="P16"><text:span text:style-name="T6"><text:s text:c="3"/></text:span><text:span text:style-name="T6">will likely access its neighbors</text:span></text:p>
          <text:p text:style-name="P16"><text:span text:style-name="T6"/></text:p>
          <text:list text:style-name="L6">
            <text:list-item>
              <text:p text:style-name="P16"><text:span text:style-name="T6"><text:s/></text:span><text:span text:style-name="T6">No hierarchy: average access time for data = 300 cycles</text:span></text:p>
            </text:list-item>
          </text:list>
          <text:p text:style-name="P16"><text:span text:style-name="T6"/></text:p>
          <text:list text:continue-numbering="true" text:style-name="L6">
            <text:list-item>
              <text:p text:style-name="P16"><text:span text:style-name="T6"><text:s/></text:span><text:span text:style-name="T6">32KB 1-cycle L1 cache that has a hit rate of 95%: </text:span></text:p>
            </text:list-item>
          </text:list>
          <text:p text:style-name="P16"><text:span text:style-name="T6"><text:s text:c="24"/></text:span><text:span text:style-name="T6">average access time = 0.95 x 1 + 0.05 x (301)</text:span></text:p>
          <text:p text:style-name="P16"><text:span text:style-name="T6"><text:s text:c="61"/></text:span><text:span text:style-name="T6">= 16 cyc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1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4" presentation:class="page"/>
          <draw:frame draw:name="Rectangle 3" presentation:style-name="pr12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_5f_">
        <office:forms form:automatic-focus="false" form:apply-design-mode="false"/>
        <draw:frame draw:name="Slide Number Placeholder 3" presentation:style-name="pr13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15" draw:text-style-name="P7" draw:layer="layout" svg:width="9.757cm" svg:height="1.605cm" svg:x="1.908cm" svg:y="1.214cm">
          <text:p text:style-name="P14"><text:span text:style-name="T5">Accessing the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8" draw:layer="layout" svg:x1="1.166cm" svg:y1="3.5cm" svg:x2="26.6cm" svg:y2="3.501cm">
          <text:p/>
        </draw:line>
        <draw:custom-shape draw:name="Rectangle 4" draw:style-name="gr17" draw:text-style-name="P17" draw:layer="layout" svg:width="4.433cm" svg:height="1.166cm" svg:x="10.9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7" draw:layer="layout" svg:width="4.433cm" svg:height="1.166cm" svg:x="10.9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7" draw:layer="layout" svg:width="4.433cm" svg:height="1.166cm" svg:x="10.9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7" draw:layer="layout" svg:width="4.433cm" svg:height="1.166cm" svg:x="10.9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7" draw:layer="layout" svg:width="4.433cm" svg:height="1.166cm" svg:x="10.9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7" draw:layer="layout" svg:width="4.433cm" svg:height="1.166cm" svg:x="10.9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7" draw:layer="layout" svg:width="4.433cm" svg:height="1.166cm" svg:x="10.9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7" draw:layer="layout" svg:width="4.433cm" svg:height="1.166cm" svg:x="10.9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8" draw:text-style-name="P7" draw:layer="layout" svg:width="3.89cm" svg:height="1.013cm" svg:x="17.953cm" svg:y="8.866cm">
          <text:p text:style-name="P14"><text:span text:style-name="T8">8-byte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9" draw:text-style-name="P8" draw:layer="layout" svg:x1="17.966cm" svg:y1="9.799cm" svg:x2="15.4cm" svg:y2="10.965cm">
          <text:p/>
        </draw:line>
        <draw:custom-shape draw:name="Rectangle 14" draw:style-name="gr20" draw:text-style-name="P19" draw:layer="layout" svg:width="8.399cm" svg:height="1.399cm" svg:x="2.333cm" svg:y="6.065cm">
          <text:p text:style-name="P18"><text:span text:style-name="T9"><text:s text:c="33"/></text:span><text:span text:style-name="T9">10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1" draw:text-style-name="P8" draw:layer="layout" svg:x1="8.865cm" svg:y1="7.232cm" svg:x2="8.866cm" svg:y2="15.399cm">
          <text:p/>
        </draw:line>
        <draw:line draw:name="Line 16" draw:style-name="gr19" draw:text-style-name="P8" draw:layer="layout" svg:x1="8.865cm" svg:y1="15.399cm" svg:x2="10.965cm" svg:y2="15.4cm">
          <text:p/>
        </draw:line>
        <draw:custom-shape draw:name="Text Box 17" draw:style-name="gr22" draw:text-style-name="P20" draw:layer="layout" svg:width="7.209cm" svg:height="2.537cm" svg:x="18.784cm" svg:y="13.299cm">
          <text:p text:style-name="P18"><text:span text:style-name="T8">Direct-mapped cache:</text:span></text:p>
          <text:p text:style-name="P18"><text:span text:style-name="T8">each address maps to</text:span></text:p>
          <text:p text:style-name="P18"><text:span text:style-name="T8">a unique location in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3" draw:text-style-name="P7" draw:layer="layout" svg:width="5.803cm" svg:height="1.013cm" svg:x="1.969cm" svg:y="12.365cm">
          <text:p text:style-name="P14"><text:span text:style-name="T8">8 words: 3 index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4" draw:text-style-name="P7" draw:layer="layout" svg:width="3.805cm" svg:height="1.013cm" svg:x="4.614cm" svg:y="4.199cm">
          <text:p text:style-name="P14"><text:span text:style-name="T8">By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25" draw:text-style-name="P8" draw:layer="layout" svg:x1="4.432cm" svg:y1="5.132cm" svg:x2="2.332cm" svg:y2="6.066cm">
          <text:p/>
        </draw:line>
        <draw:line draw:name="Line 21" draw:style-name="gr25" draw:text-style-name="P8" draw:layer="layout" svg:x1="8.632cm" svg:y1="5.132cm" svg:x2="10.732cm" svg:y2="6.066cm">
          <text:p/>
        </draw:line>
        <draw:custom-shape draw:name="Text Box 22" draw:style-name="gr26" draw:text-style-name="P7" draw:layer="layout" svg:width="3.153cm" svg:height="1.013cm" svg:x="11.382cm" svg:y="18.433cm">
          <text:p text:style-name="P14"><text:span text:style-name="T8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7" draw:text-style-name="P7" draw:layer="layout" svg:width="1.57cm" svg:height="1.013cm" svg:x="18.522cm" svg:y="17.499cm">
          <text:p text:style-name="P14"><text:span text:style-name="T8">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9" draw:text-style-name="P8" draw:layer="layout" svg:x1="18.666cm" svg:y1="17.965cm" svg:x2="15.4cm" svg:y2="16.799cm">
          <text:p/>
        </draw:line>
        <draw:line draw:name="Line 25" draw:style-name="gr25" draw:text-style-name="P8" draw:layer="layout" svg:x1="9.799cm" svg:y1="7.232cm" svg:x2="10.265cm" svg:y2="8.166cm">
          <text:p/>
        </draw:line>
        <draw:line draw:name="Line 26" draw:style-name="gr25" draw:text-style-name="P8" draw:layer="layout" svg:x1="10.032cm" svg:y1="7.232cm" svg:x2="10.266cm" svg:y2="8.166cm">
          <text:p/>
        </draw:line>
        <draw:line draw:name="Line 27" draw:style-name="gr25" draw:text-style-name="P8" draw:layer="layout" svg:x1="10.265cm" svg:y1="7.232cm" svg:x2="10.266cm" svg:y2="8.166cm">
          <text:p/>
        </draw:line>
        <draw:custom-shape draw:name="Text Box 28" draw:style-name="gr28" draw:text-style-name="P7" draw:layer="layout" svg:width="2.061cm" svg:height="1.013cm" svg:x="10.156cm" svg:y="7.933cm">
          <text:p text:style-name="P14"><text:span text:style-name="T8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4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5" presentation:class="page"/>
          <draw:frame draw:name="Rectangle 3" presentation:style-name="pr15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_5f_">
        <office:forms form:automatic-focus="false" form:apply-design-mode="false"/>
        <draw:frame draw:name="Slide Number Placeholder 3" presentation:style-name="pr16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29" draw:text-style-name="P7" draw:layer="layout" svg:width="6.705cm" svg:height="1.605cm" svg:x="1.734cm" svg:y="1.214cm">
          <text:p text:style-name="P14"><text:span text:style-name="T5">The 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8" draw:layer="layout" svg:x1="1.166cm" svg:y1="3.5cm" svg:x2="26.6cm" svg:y2="3.501cm">
          <text:p/>
        </draw:line>
        <draw:custom-shape draw:name="Rectangle 4" draw:style-name="gr17" draw:text-style-name="P17" draw:layer="layout" svg:width="4.433cm" svg:height="1.166cm" svg:x="10.9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7" draw:layer="layout" svg:width="4.433cm" svg:height="1.166cm" svg:x="10.9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7" draw:layer="layout" svg:width="4.433cm" svg:height="1.166cm" svg:x="10.9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7" draw:layer="layout" svg:width="4.433cm" svg:height="1.166cm" svg:x="10.9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7" draw:layer="layout" svg:width="4.433cm" svg:height="1.166cm" svg:x="10.9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7" draw:layer="layout" svg:width="4.433cm" svg:height="1.166cm" svg:x="10.9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7" draw:layer="layout" svg:width="4.433cm" svg:height="1.166cm" svg:x="10.9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7" draw:layer="layout" svg:width="4.433cm" svg:height="1.166cm" svg:x="10.9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30" draw:text-style-name="P7" draw:layer="layout" svg:width="3.89cm" svg:height="1.013cm" svg:x="17.953cm" svg:y="8.866cm">
          <text:p text:style-name="P14"><text:span text:style-name="T8">8-byte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9" draw:text-style-name="P8" draw:layer="layout" svg:x1="17.966cm" svg:y1="9.799cm" svg:x2="15.4cm" svg:y2="10.965cm">
          <text:p/>
        </draw:line>
        <draw:custom-shape draw:name="Rectangle 14" draw:style-name="gr31" draw:text-style-name="P19" draw:layer="layout" svg:width="8.399cm" svg:height="1.399cm" svg:x="2.333cm" svg:y="6.065cm">
          <text:p text:style-name="P18"><text:span text:style-name="T8"><text:s text:c="34"/></text:span><text:span text:style-name="T8">10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1" draw:text-style-name="P8" draw:layer="layout" svg:x1="8.865cm" svg:y1="7.232cm" svg:x2="8.866cm" svg:y2="15.399cm">
          <text:p/>
        </draw:line>
        <draw:line draw:name="Line 16" draw:style-name="gr19" draw:text-style-name="P8" draw:layer="layout" svg:x1="8.865cm" svg:y1="15.399cm" svg:x2="10.965cm" svg:y2="15.4cm">
          <text:p/>
        </draw:line>
        <draw:custom-shape draw:name="Text Box 17" draw:style-name="gr32" draw:text-style-name="P20" draw:layer="layout" svg:width="6.155cm" svg:height="2.537cm" svg:x="19.311cm" svg:y="13.299cm">
          <text:p text:style-name="P18"><text:span text:style-name="T8">Direct-mapped cache:</text:span></text:p>
          <text:p text:style-name="P18"><text:span text:style-name="T8">each address maps to</text:span></text:p>
          <text:p text:style-name="P18"><text:span text:style-name="T8">a uniqu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3" draw:text-style-name="P7" draw:layer="layout" svg:width="3.805cm" svg:height="1.013cm" svg:x="4.646cm" svg:y="4.199cm">
          <text:p text:style-name="P14"><text:span text:style-name="T8">By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5" draw:text-style-name="P8" draw:layer="layout" svg:x1="4.432cm" svg:y1="5.132cm" svg:x2="2.332cm" svg:y2="6.066cm">
          <text:p/>
        </draw:line>
        <draw:line draw:name="Line 20" draw:style-name="gr25" draw:text-style-name="P8" draw:layer="layout" svg:x1="8.632cm" svg:y1="5.132cm" svg:x2="10.732cm" svg:y2="6.066cm">
          <text:p/>
        </draw:line>
        <draw:custom-shape draw:name="Rectangle 21" draw:style-name="gr34" draw:text-style-name="P21" draw:layer="layout" svg:width="2.799cm" svg:height="1.166cm" svg:x="2.333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4" draw:text-style-name="P21" draw:layer="layout" svg:width="2.799cm" svg:height="1.166cm" svg:x="2.333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4" draw:text-style-name="P21" draw:layer="layout" svg:width="2.799cm" svg:height="1.166cm" svg:x="2.333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4" draw:text-style-name="P21" draw:layer="layout" svg:width="2.799cm" svg:height="1.166cm" svg:x="2.333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4" draw:text-style-name="P21" draw:layer="layout" svg:width="2.799cm" svg:height="1.166cm" svg:x="2.333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4" draw:text-style-name="P21" draw:layer="layout" svg:width="2.799cm" svg:height="1.166cm" svg:x="2.333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4" draw:text-style-name="P21" draw:layer="layout" svg:width="2.799cm" svg:height="1.166cm" svg:x="2.333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4" draw:text-style-name="P21" draw:layer="layout" svg:width="2.799cm" svg:height="1.166cm" svg:x="2.333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35" draw:text-style-name="P7" draw:layer="layout" svg:width="1.367cm" svg:height="1.013cm" svg:x="5.085cm" svg:y="7.699cm">
          <text:p text:style-name="P14"><text:span text:style-name="T8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5" draw:text-style-name="P8" draw:layer="layout" svg:x1="6.299cm" svg:y1="8.165cm" svg:x2="8.165cm" svg:y2="7.465cm">
          <text:p/>
        </draw:line>
        <draw:line draw:name="Line 31" draw:style-name="gr25" draw:text-style-name="P8" draw:layer="layout" svg:x1="2.332cm" svg:y1="7.465cm" svg:x2="4.666cm" svg:y2="8.165cm">
          <text:p/>
        </draw:line>
        <draw:line draw:name="Line 32" draw:style-name="gr21" draw:text-style-name="P8" draw:layer="layout" svg:x1="5.132cm" svg:y1="15.399cm" svg:x2="6.066cm" svg:y2="15.4cm">
          <text:p/>
        </draw:line>
        <draw:line draw:name="Line 33" draw:style-name="gr19" draw:text-style-name="P8" draw:layer="layout" svg:x1="6.066cm" svg:y1="8.865cm" svg:x2="6.067cm" svg:y2="11.665cm">
          <text:p/>
        </draw:line>
        <draw:line draw:name="Line 34" draw:style-name="gr36" draw:text-style-name="P8" draw:layer="layout" svg:x1="6.066cm" svg:y1="12.832cm" svg:x2="6.067cm" svg:y2="15.399cm">
          <text:p/>
        </draw:line>
        <draw:custom-shape draw:name="Text Box 35" draw:style-name="gr37" draw:text-style-name="P7" draw:layer="layout" svg:width="2.853cm" svg:height="1.013cm" svg:x="5.529cm" svg:y="11.666cm">
          <text:p text:style-name="P14"><text:span text:style-name="T8">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38" draw:text-style-name="P7" draw:layer="layout" svg:width="3.153cm" svg:height="1.013cm" svg:x="11.382cm" svg:y="18.433cm">
          <text:p text:style-name="P14"><text:span text:style-name="T8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39" draw:text-style-name="P7" draw:layer="layout" svg:width="2.823cm" svg:height="1.013cm" svg:x="2.261cm" svg:y="18.433cm">
          <text:p text:style-name="P14"><text:span text:style-name="T8">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17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6" presentation:class="page"/>
          <draw:frame draw:name="Rectangle 3" presentation:style-name="pr18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_5f_">
        <office:forms form:automatic-focus="false" form:apply-design-mode="false"/>
        <draw:frame draw:name="Slide Number Placeholder 3" presentation:style-name="pr19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40" draw:text-style-name="P7" draw:layer="layout" svg:width="11.281cm" svg:height="1.605cm" svg:x="2.007cm" svg:y="1.214cm">
          <text:p text:style-name="P14"><text:span text:style-name="T5">Example Access Patte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8" draw:layer="layout" svg:x1="1.166cm" svg:y1="3.5cm" svg:x2="26.6cm" svg:y2="3.501cm">
          <text:p/>
        </draw:line>
        <draw:custom-shape draw:name="Rectangle 4" draw:style-name="gr17" draw:text-style-name="P17" draw:layer="layout" svg:width="4.433cm" svg:height="1.166cm" svg:x="10.9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7" draw:layer="layout" svg:width="4.433cm" svg:height="1.166cm" svg:x="10.9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7" draw:layer="layout" svg:width="4.433cm" svg:height="1.166cm" svg:x="10.9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7" draw:layer="layout" svg:width="4.433cm" svg:height="1.166cm" svg:x="10.9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7" draw:layer="layout" svg:width="4.433cm" svg:height="1.166cm" svg:x="10.9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7" draw:layer="layout" svg:width="4.433cm" svg:height="1.166cm" svg:x="10.9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7" draw:layer="layout" svg:width="4.433cm" svg:height="1.166cm" svg:x="10.9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7" draw:layer="layout" svg:width="4.433cm" svg:height="1.166cm" svg:x="10.9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41" draw:text-style-name="P7" draw:layer="layout" svg:width="3.89cm" svg:height="1.013cm" svg:x="17.953cm" svg:y="8.866cm">
          <text:p text:style-name="P14"><text:span text:style-name="T8">8-byte 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9" draw:text-style-name="P8" draw:layer="layout" svg:x1="17.966cm" svg:y1="9.799cm" svg:x2="15.4cm" svg:y2="10.965cm">
          <text:p/>
        </draw:line>
        <draw:custom-shape draw:name="Rectangle 14" draw:style-name="gr42" draw:text-style-name="P19" draw:layer="layout" svg:width="8.399cm" svg:height="1.399cm" svg:x="2.333cm" svg:y="6.065cm">
          <text:p text:style-name="P18"><text:span text:style-name="T8"><text:s text:c="34"/></text:span><text:span text:style-name="T8">101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1" draw:text-style-name="P8" draw:layer="layout" svg:x1="8.865cm" svg:y1="7.232cm" svg:x2="8.866cm" svg:y2="15.399cm">
          <text:p/>
        </draw:line>
        <draw:line draw:name="Line 16" draw:style-name="gr19" draw:text-style-name="P8" draw:layer="layout" svg:x1="8.865cm" svg:y1="15.399cm" svg:x2="10.965cm" svg:y2="15.4cm">
          <text:p/>
        </draw:line>
        <draw:custom-shape draw:name="Text Box 17" draw:style-name="gr43" draw:text-style-name="P20" draw:layer="layout" svg:width="6.155cm" svg:height="2.537cm" svg:x="19.311cm" svg:y="13.299cm">
          <text:p text:style-name="P18"><text:span text:style-name="T8">Direct-mapped cache:</text:span></text:p>
          <text:p text:style-name="P18"><text:span text:style-name="T8">each address maps to</text:span></text:p>
          <text:p text:style-name="P18"><text:span text:style-name="T8">a uniqu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4" draw:text-style-name="P7" draw:layer="layout" svg:width="3.805cm" svg:height="1.013cm" svg:x="4.646cm" svg:y="4.199cm">
          <text:p text:style-name="P14"><text:span text:style-name="T8">By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5" draw:text-style-name="P8" draw:layer="layout" svg:x1="4.432cm" svg:y1="5.132cm" svg:x2="2.332cm" svg:y2="6.066cm">
          <text:p/>
        </draw:line>
        <draw:line draw:name="Line 20" draw:style-name="gr25" draw:text-style-name="P8" draw:layer="layout" svg:x1="8.632cm" svg:y1="5.132cm" svg:x2="10.732cm" svg:y2="6.066cm">
          <text:p/>
        </draw:line>
        <draw:custom-shape draw:name="Rectangle 21" draw:style-name="gr34" draw:text-style-name="P21" draw:layer="layout" svg:width="2.799cm" svg:height="1.166cm" svg:x="2.333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4" draw:text-style-name="P21" draw:layer="layout" svg:width="2.799cm" svg:height="1.166cm" svg:x="2.333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4" draw:text-style-name="P21" draw:layer="layout" svg:width="2.799cm" svg:height="1.166cm" svg:x="2.333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4" draw:text-style-name="P21" draw:layer="layout" svg:width="2.799cm" svg:height="1.166cm" svg:x="2.333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4" draw:text-style-name="P21" draw:layer="layout" svg:width="2.799cm" svg:height="1.166cm" svg:x="2.333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4" draw:text-style-name="P21" draw:layer="layout" svg:width="2.799cm" svg:height="1.166cm" svg:x="2.333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4" draw:text-style-name="P21" draw:layer="layout" svg:width="2.799cm" svg:height="1.166cm" svg:x="2.333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4" draw:text-style-name="P21" draw:layer="layout" svg:width="2.799cm" svg:height="1.166cm" svg:x="2.333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5" draw:text-style-name="P7" draw:layer="layout" svg:width="1.367cm" svg:height="1.013cm" svg:x="5.085cm" svg:y="7.699cm">
          <text:p text:style-name="P14"><text:span text:style-name="T8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5" draw:text-style-name="P8" draw:layer="layout" svg:x1="6.299cm" svg:y1="8.165cm" svg:x2="8.165cm" svg:y2="7.465cm">
          <text:p/>
        </draw:line>
        <draw:line draw:name="Line 31" draw:style-name="gr25" draw:text-style-name="P8" draw:layer="layout" svg:x1="2.332cm" svg:y1="7.465cm" svg:x2="4.666cm" svg:y2="8.165cm">
          <text:p/>
        </draw:line>
        <draw:line draw:name="Line 32" draw:style-name="gr21" draw:text-style-name="P8" draw:layer="layout" svg:x1="5.132cm" svg:y1="15.399cm" svg:x2="6.066cm" svg:y2="15.4cm">
          <text:p/>
        </draw:line>
        <draw:line draw:name="Line 33" draw:style-name="gr19" draw:text-style-name="P8" draw:layer="layout" svg:x1="6.066cm" svg:y1="8.865cm" svg:x2="6.067cm" svg:y2="11.665cm">
          <text:p/>
        </draw:line>
        <draw:line draw:name="Line 34" draw:style-name="gr36" draw:text-style-name="P8" draw:layer="layout" svg:x1="6.066cm" svg:y1="12.832cm" svg:x2="6.067cm" svg:y2="15.399cm">
          <text:p/>
        </draw:line>
        <draw:custom-shape draw:name="Text Box 35" draw:style-name="gr46" draw:text-style-name="P7" draw:layer="layout" svg:width="2.853cm" svg:height="1.013cm" svg:x="5.529cm" svg:y="11.666cm">
          <text:p text:style-name="P14"><text:span text:style-name="T8">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47" draw:text-style-name="P7" draw:layer="layout" svg:width="3.153cm" svg:height="1.013cm" svg:x="11.382cm" svg:y="18.433cm">
          <text:p text:style-name="P14"><text:span text:style-name="T8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48" draw:text-style-name="P7" draw:layer="layout" svg:width="2.823cm" svg:height="1.013cm" svg:x="2.261cm" svg:y="18.433cm">
          <text:p text:style-name="P14"><text:span text:style-name="T8">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49" draw:text-style-name="P7" draw:layer="layout" svg:width="11.954cm" svg:height="3.299cm" svg:x="12.117cm" svg:y="4.199cm">
          <text:p text:style-name="P14"><text:span text:style-name="T8">Assume that addresses are 8 bits long</text:span></text:p>
          <text:p text:style-name="P14"><text:span text:style-name="T8">How many of the following address requests</text:span></text:p>
          <text:p text:style-name="P14"><text:span text:style-name="T8">are hits/misses?</text:span></text:p>
          <text:p text:style-name="P14"><text:span text:style-name="T8">4, 7, 10, 13, 16, 68, 73, 78, 83, 88, 4, 7, 10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0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7" presentation:class="page"/>
          <draw:frame draw:name="Rectangle 3" presentation:style-name="pr21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_5f_">
        <office:forms form:automatic-focus="false" form:apply-design-mode="false"/>
        <draw:frame draw:name="Slide Number Placeholder 3" presentation:style-name="pr22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50" draw:text-style-name="P7" draw:layer="layout" svg:width="9.325cm" svg:height="1.605cm" svg:x="1.885cm" svg:y="1.214cm">
          <text:p text:style-name="P14"><text:span text:style-name="T5">Increasing Lin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8" draw:layer="layout" svg:x1="1.166cm" svg:y1="3.5cm" svg:x2="26.6cm" svg:y2="3.501cm">
          <text:p/>
        </draw:line>
        <draw:custom-shape draw:name="Rectangle 4" draw:style-name="gr51" draw:text-style-name="P17" draw:layer="layout" svg:width="2.099cm" svg:height="1.166cm" svg:x="10.9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1" draw:text-style-name="P17" draw:layer="layout" svg:width="2.099cm" svg:height="1.166cm" svg:x="10.9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1" draw:text-style-name="P17" draw:layer="layout" svg:width="2.099cm" svg:height="1.166cm" svg:x="10.9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1" draw:text-style-name="P17" draw:layer="layout" svg:width="2.099cm" svg:height="1.166cm" svg:x="10.9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1" draw:text-style-name="P17" draw:layer="layout" svg:width="2.099cm" svg:height="1.166cm" svg:x="10.9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1" draw:text-style-name="P17" draw:layer="layout" svg:width="2.099cm" svg:height="1.166cm" svg:x="10.9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17" draw:layer="layout" svg:width="2.099cm" svg:height="1.166cm" svg:x="10.9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1" draw:text-style-name="P17" draw:layer="layout" svg:width="2.099cm" svg:height="1.166cm" svg:x="10.9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2" draw:text-style-name="P20" draw:layer="layout" svg:width="4.118cm" svg:height="2.537cm" svg:x="21.886cm" svg:y="6.999cm">
          <text:p text:style-name="P18"><text:span text:style-name="T8">32-byte cache</text:span></text:p>
          <text:p text:style-name="P18"><text:span text:style-name="T8">line size or </text:span></text:p>
          <text:p text:style-name="P18"><text:span text:style-name="T8">block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9" draw:text-style-name="P8" draw:layer="layout" svg:x1="21.932cm" svg:y1="8.165cm" svg:x2="19.366cm" svg:y2="9.331cm">
          <text:p/>
        </draw:line>
        <draw:custom-shape draw:name="Rectangle 14" draw:style-name="gr53" draw:text-style-name="P19" draw:layer="layout" svg:width="8.399cm" svg:height="1.399cm" svg:x="2.333cm" svg:y="6.065cm">
          <text:p text:style-name="P18"><text:span text:style-name="T8"><text:s text:c="31"/></text:span><text:span text:style-name="T8">101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1" draw:text-style-name="P8" draw:layer="layout" svg:x1="7.932cm" svg:y1="7.232cm" svg:x2="7.933cm" svg:y2="15.399cm">
          <text:p/>
        </draw:line>
        <draw:line draw:name="Line 16" draw:style-name="gr19" draw:text-style-name="P8" draw:layer="layout" svg:x1="7.932cm" svg:y1="15.399cm" svg:x2="10.966cm" svg:y2="15.4cm">
          <text:p/>
        </draw:line>
        <draw:custom-shape draw:name="Text Box 17" draw:style-name="gr54" draw:text-style-name="P7" draw:layer="layout" svg:width="3.805cm" svg:height="1.013cm" svg:x="4.614cm" svg:y="4.199cm">
          <text:p text:style-name="P14"><text:span text:style-name="T8">By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5" draw:text-style-name="P8" draw:layer="layout" svg:x1="4.432cm" svg:y1="5.132cm" svg:x2="2.332cm" svg:y2="6.066cm">
          <text:p/>
        </draw:line>
        <draw:line draw:name="Line 19" draw:style-name="gr25" draw:text-style-name="P8" draw:layer="layout" svg:x1="8.632cm" svg:y1="5.132cm" svg:x2="10.732cm" svg:y2="6.066cm">
          <text:p/>
        </draw:line>
        <draw:custom-shape draw:name="Rectangle 20" draw:style-name="gr34" draw:text-style-name="P21" draw:layer="layout" svg:width="2.799cm" svg:height="1.166cm" svg:x="2.333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4" draw:text-style-name="P21" draw:layer="layout" svg:width="2.799cm" svg:height="1.166cm" svg:x="2.333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4" draw:text-style-name="P21" draw:layer="layout" svg:width="2.799cm" svg:height="1.166cm" svg:x="2.333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4" draw:text-style-name="P21" draw:layer="layout" svg:width="2.799cm" svg:height="1.166cm" svg:x="2.333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4" draw:text-style-name="P21" draw:layer="layout" svg:width="2.799cm" svg:height="1.166cm" svg:x="2.333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4" draw:text-style-name="P21" draw:layer="layout" svg:width="2.799cm" svg:height="1.166cm" svg:x="2.333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4" draw:text-style-name="P21" draw:layer="layout" svg:width="2.799cm" svg:height="1.166cm" svg:x="2.333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4" draw:text-style-name="P21" draw:layer="layout" svg:width="2.799cm" svg:height="1.166cm" svg:x="2.333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55" draw:text-style-name="P7" draw:layer="layout" svg:width="1.367cm" svg:height="1.013cm" svg:x="4.151cm" svg:y="7.699cm">
          <text:p text:style-name="P14"><text:span text:style-name="T8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25" draw:text-style-name="P8" draw:layer="layout" svg:x1="5.599cm" svg:y1="8.165cm" svg:x2="7.465cm" svg:y2="7.465cm">
          <text:p/>
        </draw:line>
        <draw:line draw:name="Line 30" draw:style-name="gr25" draw:text-style-name="P8" draw:layer="layout" svg:x1="2.332cm" svg:y1="7.465cm" svg:x2="3.966cm" svg:y2="8.165cm">
          <text:p/>
        </draw:line>
        <draw:custom-shape draw:name="Text Box 31" draw:style-name="gr56" draw:text-style-name="P7" draw:layer="layout" svg:width="3.153cm" svg:height="1.013cm" svg:x="13.482cm" svg:y="18.433cm">
          <text:p text:style-name="P14"><text:span text:style-name="T8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7" draw:layer="layout" svg:width="2.823cm" svg:height="1.013cm" svg:x="2.261cm" svg:y="18.433cm">
          <text:p text:style-name="P14"><text:span text:style-name="T8">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1" draw:text-style-name="P17" draw:layer="layout" svg:width="2.099cm" svg:height="1.166cm" svg:x="13.0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1" draw:text-style-name="P17" draw:layer="layout" svg:width="2.099cm" svg:height="1.166cm" svg:x="13.0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1" draw:text-style-name="P17" draw:layer="layout" svg:width="2.099cm" svg:height="1.166cm" svg:x="13.0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1" draw:text-style-name="P17" draw:layer="layout" svg:width="2.099cm" svg:height="1.166cm" svg:x="13.0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1" draw:text-style-name="P17" draw:layer="layout" svg:width="2.099cm" svg:height="1.166cm" svg:x="13.0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51" draw:text-style-name="P17" draw:layer="layout" svg:width="2.099cm" svg:height="1.166cm" svg:x="13.0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51" draw:text-style-name="P17" draw:layer="layout" svg:width="2.099cm" svg:height="1.166cm" svg:x="13.0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51" draw:text-style-name="P17" draw:layer="layout" svg:width="2.099cm" svg:height="1.166cm" svg:x="13.0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1" draw:text-style-name="P17" draw:layer="layout" svg:width="2.099cm" svg:height="1.166cm" svg:x="15.1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51" draw:text-style-name="P17" draw:layer="layout" svg:width="2.099cm" svg:height="1.166cm" svg:x="15.1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51" draw:text-style-name="P17" draw:layer="layout" svg:width="2.099cm" svg:height="1.166cm" svg:x="15.1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51" draw:text-style-name="P17" draw:layer="layout" svg:width="2.099cm" svg:height="1.166cm" svg:x="15.1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51" draw:text-style-name="P17" draw:layer="layout" svg:width="2.099cm" svg:height="1.166cm" svg:x="15.1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1" draw:text-style-name="P17" draw:layer="layout" svg:width="2.099cm" svg:height="1.166cm" svg:x="15.1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1" draw:text-style-name="P17" draw:layer="layout" svg:width="2.099cm" svg:height="1.166cm" svg:x="15.1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1" draw:text-style-name="P17" draw:layer="layout" svg:width="2.099cm" svg:height="1.166cm" svg:x="15.1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51" draw:text-style-name="P17" draw:layer="layout" svg:width="2.099cm" svg:height="1.166cm" svg:x="17.2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51" draw:text-style-name="P17" draw:layer="layout" svg:width="2.099cm" svg:height="1.166cm" svg:x="17.2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51" draw:text-style-name="P17" draw:layer="layout" svg:width="2.099cm" svg:height="1.166cm" svg:x="17.2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51" draw:text-style-name="P17" draw:layer="layout" svg:width="2.099cm" svg:height="1.166cm" svg:x="17.2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1" draw:text-style-name="P17" draw:layer="layout" svg:width="2.099cm" svg:height="1.166cm" svg:x="17.2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51" draw:text-style-name="P17" draw:layer="layout" svg:width="2.099cm" svg:height="1.166cm" svg:x="17.2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51" draw:text-style-name="P17" draw:layer="layout" svg:width="2.099cm" svg:height="1.166cm" svg:x="17.2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51" draw:text-style-name="P17" draw:layer="layout" svg:width="2.099cm" svg:height="1.166cm" svg:x="17.2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25" draw:text-style-name="P8" draw:layer="layout" svg:x1="8.865cm" svg:y1="7.232cm" svg:x2="9.331cm" svg:y2="8.166cm">
          <text:p/>
        </draw:line>
        <draw:line draw:name="Line 58" draw:style-name="gr25" draw:text-style-name="P8" draw:layer="layout" svg:x1="9.099cm" svg:y1="7.232cm" svg:x2="9.332cm" svg:y2="8.166cm">
          <text:p/>
        </draw:line>
        <draw:custom-shape draw:name="Text Box 59" draw:style-name="gr58" draw:text-style-name="P7" draw:layer="layout" svg:width="2.061cm" svg:height="1.013cm" svg:x="9.222cm" svg:y="7.933cm">
          <text:p text:style-name="P14"><text:span text:style-name="T8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59" draw:text-style-name="P20" draw:layer="layout" svg:width="11.421cm" svg:height="1.775cm" svg:x="13.444cm" svg:y="4.199cm">
          <text:p text:style-name="P18"><text:span text:style-name="T8">A large cache line size </text:span><text:span text:style-name="T10"></text:span><text:span text:style-name="T8"> smaller tag array,</text:span></text:p>
          <text:p text:style-name="P18"><text:span text:style-name="T8">fewer misses because of spatial loc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25" draw:text-style-name="P8" draw:layer="layout" svg:x1="9.566cm" svg:y1="7.232cm" svg:x2="9.332cm" svg:y2="8.166cm">
          <text:p/>
        </draw:line>
        <draw:line draw:name="Line 62" draw:style-name="gr25" draw:text-style-name="P8" draw:layer="layout" svg:x1="9.799cm" svg:y1="7.232cm" svg:x2="9.332cm" svg:y2="8.166cm">
          <text:p/>
        </draw:line>
        <draw:line draw:name="Line 63" draw:style-name="gr25" draw:text-style-name="P8" draw:layer="layout" svg:x1="10.266cm" svg:y1="7.232cm" svg:x2="9.332cm" svg:y2="8.166cm">
          <text:p/>
        </draw:line>
        <presentation:notes draw:style-name="dp4">
          <office:forms form:automatic-focus="false" form:apply-design-mode="false"/>
          <draw:frame draw:name="Rectangle 7" presentation:style-name="pr23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8" presentation:class="page"/>
          <draw:frame draw:name="Rectangle 3" presentation:style-name="pr24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_5f_">
        <office:forms form:automatic-focus="false" form:apply-design-mode="false"/>
        <draw:frame draw:name="Slide Number Placeholder 3" presentation:style-name="pr25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60" draw:text-style-name="P7" draw:layer="layout" svg:width="6.188cm" svg:height="1.605cm" svg:x="1.711cm" svg:y="1.214cm">
          <text:p text:style-name="P14"><text:span text:style-name="T5">Associa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8" draw:layer="layout" svg:x1="1.166cm" svg:y1="3.5cm" svg:x2="26.6cm" svg:y2="3.501cm">
          <text:p/>
        </draw:line>
        <draw:custom-shape draw:name="Rectangle 4" draw:style-name="gr61" draw:text-style-name="P17" draw:layer="layout" svg:width="5.833cm" svg:height="1.166cm" svg:x="10.9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17" draw:layer="layout" svg:width="5.833cm" svg:height="1.166cm" svg:x="10.9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1" draw:text-style-name="P17" draw:layer="layout" svg:width="5.833cm" svg:height="1.166cm" svg:x="10.9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1" draw:text-style-name="P17" draw:layer="layout" svg:width="5.833cm" svg:height="1.166cm" svg:x="10.9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1" draw:text-style-name="P17" draw:layer="layout" svg:width="5.833cm" svg:height="1.166cm" svg:x="10.9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7" draw:layer="layout" svg:width="5.833cm" svg:height="1.166cm" svg:x="10.9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1" draw:text-style-name="P17" draw:layer="layout" svg:width="5.833cm" svg:height="1.166cm" svg:x="10.9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17" draw:layer="layout" svg:width="5.833cm" svg:height="1.166cm" svg:x="10.9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19" draw:layer="layout" svg:width="8.399cm" svg:height="1.399cm" svg:x="2.333cm" svg:y="6.065cm">
          <text:p text:style-name="P18"><text:span text:style-name="T8"><text:s text:c="25"/></text:span><text:span text:style-name="T8">101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1" draw:text-style-name="P8" draw:layer="layout" svg:x1="7.932cm" svg:y1="7.232cm" svg:x2="7.933cm" svg:y2="15.399cm">
          <text:p/>
        </draw:line>
        <draw:line draw:name="Line 14" draw:style-name="gr19" draw:text-style-name="P8" draw:layer="layout" svg:x1="7.932cm" svg:y1="15.399cm" svg:x2="10.966cm" svg:y2="15.4cm">
          <text:p/>
        </draw:line>
        <draw:custom-shape draw:name="Text Box 15" draw:style-name="gr63" draw:text-style-name="P7" draw:layer="layout" svg:width="3.805cm" svg:height="1.013cm" svg:x="4.614cm" svg:y="4.199cm">
          <text:p text:style-name="P14"><text:span text:style-name="T8">By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5" draw:text-style-name="P8" draw:layer="layout" svg:x1="4.432cm" svg:y1="5.132cm" svg:x2="2.332cm" svg:y2="6.066cm">
          <text:p/>
        </draw:line>
        <draw:line draw:name="Line 17" draw:style-name="gr25" draw:text-style-name="P8" draw:layer="layout" svg:x1="8.632cm" svg:y1="5.132cm" svg:x2="10.732cm" svg:y2="6.066cm">
          <text:p/>
        </draw:line>
        <draw:custom-shape draw:name="Rectangle 18" draw:style-name="gr34" draw:text-style-name="P21" draw:layer="layout" svg:width="2.799cm" svg:height="1.166cm" svg:x="1.165cm" svg:y="8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4" draw:text-style-name="P21" draw:layer="layout" svg:width="2.799cm" svg:height="1.166cm" svg:x="1.165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4" draw:text-style-name="P21" draw:layer="layout" svg:width="2.799cm" svg:height="1.166cm" svg:x="1.165cm" svg:y="11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4" draw:text-style-name="P21" draw:layer="layout" svg:width="2.799cm" svg:height="1.166cm" svg:x="1.165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4" draw:text-style-name="P21" draw:layer="layout" svg:width="2.799cm" svg:height="1.166cm" svg:x="1.165cm" svg:y="13.5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4" draw:text-style-name="P21" draw:layer="layout" svg:width="2.799cm" svg:height="1.166cm" svg:x="1.165cm" svg:y="14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4" draw:text-style-name="P21" draw:layer="layout" svg:width="2.799cm" svg:height="1.166cm" svg:x="1.165cm" svg:y="15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4" draw:text-style-name="P21" draw:layer="layout" svg:width="2.799cm" svg:height="1.166cm" svg:x="1.165cm" svg:y="17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64" draw:text-style-name="P7" draw:layer="layout" svg:width="1.367cm" svg:height="1.013cm" svg:x="4.045cm" svg:y="7.699cm">
          <text:p text:style-name="P14"><text:span text:style-name="T8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5" draw:text-style-name="P8" draw:layer="layout" svg:x1="5.599cm" svg:y1="8.165cm" svg:x2="7.465cm" svg:y2="7.465cm">
          <text:p/>
        </draw:line>
        <draw:line draw:name="Line 28" draw:style-name="gr25" draw:text-style-name="P8" draw:layer="layout" svg:x1="2.332cm" svg:y1="7.465cm" svg:x2="3.966cm" svg:y2="8.165cm">
          <text:p/>
        </draw:line>
        <draw:custom-shape draw:name="Text Box 29" draw:style-name="gr65" draw:text-style-name="P7" draw:layer="layout" svg:width="3.153cm" svg:height="1.013cm" svg:x="14.882cm" svg:y="18.433cm">
          <text:p text:style-name="P14"><text:span text:style-name="T8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66" draw:text-style-name="P7" draw:layer="layout" svg:width="2.823cm" svg:height="1.013cm" svg:x="2.261cm" svg:y="18.433cm">
          <text:p text:style-name="P14"><text:span text:style-name="T8">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67" draw:text-style-name="P20" draw:layer="layout" svg:width="13.242cm" svg:height="1.775cm" svg:x="12.532cm" svg:y="4.199cm">
          <text:p text:style-name="P18"><text:span text:style-name="T8">Set associativity </text:span><text:span text:style-name="T10"></text:span><text:span text:style-name="T8"> fewer conflicts; wasted power</text:span></text:p>
          <text:p text:style-name="P18"><text:span text:style-name="T8"><text:s/></text:span><text:span text:style-name="T8">because multiple data and tags are 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61" draw:text-style-name="P17" draw:layer="layout" svg:width="5.833cm" svg:height="1.166cm" svg:x="16.799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61" draw:text-style-name="P17" draw:layer="layout" svg:width="5.833cm" svg:height="1.166cm" svg:x="16.799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1" draw:text-style-name="P17" draw:layer="layout" svg:width="5.833cm" svg:height="1.166cm" svg:x="16.799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1" draw:text-style-name="P17" draw:layer="layout" svg:width="5.833cm" svg:height="1.166cm" svg:x="16.799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7" draw:layer="layout" svg:width="5.833cm" svg:height="1.166cm" svg:x="16.799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7" draw:layer="layout" svg:width="5.833cm" svg:height="1.166cm" svg:x="16.799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1" draw:text-style-name="P17" draw:layer="layout" svg:width="5.833cm" svg:height="1.166cm" svg:x="16.799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61" draw:text-style-name="P17" draw:layer="layout" svg:width="5.833cm" svg:height="1.166cm" svg:x="16.799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68" draw:text-style-name="P7" draw:layer="layout" svg:width="2.129cm" svg:height="1.013cm" svg:x="12.728cm" svg:y="7.933cm">
          <text:p text:style-name="P14"><text:span text:style-name="T8">Way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9" draw:text-style-name="P7" draw:layer="layout" svg:width="2.129cm" svg:height="1.013cm" svg:x="18.562cm" svg:y="7.933cm">
          <text:p text:style-name="P14"><text:span text:style-name="T8">Way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4" draw:text-style-name="P21" draw:layer="layout" svg:width="2.799cm" svg:height="1.166cm" svg:x="3.965cm" svg:y="8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4" draw:text-style-name="P21" draw:layer="layout" svg:width="2.799cm" svg:height="1.166cm" svg:x="3.965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4" draw:text-style-name="P21" draw:layer="layout" svg:width="2.799cm" svg:height="1.166cm" svg:x="3.965cm" svg:y="11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4" draw:text-style-name="P21" draw:layer="layout" svg:width="2.799cm" svg:height="1.166cm" svg:x="3.965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4" draw:text-style-name="P21" draw:layer="layout" svg:width="2.799cm" svg:height="1.166cm" svg:x="3.965cm" svg:y="13.5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4" draw:text-style-name="P21" draw:layer="layout" svg:width="2.799cm" svg:height="1.166cm" svg:x="3.965cm" svg:y="14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4" draw:text-style-name="P21" draw:layer="layout" svg:width="2.799cm" svg:height="1.166cm" svg:x="3.965cm" svg:y="15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4" draw:text-style-name="P21" draw:layer="layout" svg:width="2.799cm" svg:height="1.166cm" svg:x="3.965cm" svg:y="17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70" draw:text-style-name="P8" draw:layer="layout" svg:x1="3.266cm" svg:y1="15.399cm" svg:x2="7.232cm" svg:y2="19.132cm">
          <text:p/>
        </draw:line>
        <draw:line draw:name="Line 51" draw:style-name="gr70" draw:text-style-name="P8" draw:layer="layout" svg:x1="5.832cm" svg:y1="15.399cm" svg:x2="7.232cm" svg:y2="18.899cm">
          <text:p/>
        </draw:line>
        <draw:line draw:name="Line 52" draw:style-name="gr70" draw:text-style-name="P8" draw:layer="layout" svg:x1="4.899cm" svg:y1="8.632cm" svg:x2="7.232cm" svg:y2="18.899cm">
          <text:p/>
        </draw:line>
        <draw:custom-shape draw:name="Text Box 53" draw:style-name="gr71" draw:text-style-name="P7" draw:layer="layout" svg:width="2.853cm" svg:height="1.013cm" svg:x="6.929cm" svg:y="18.899cm">
          <text:p text:style-name="P14"><text:span text:style-name="T8">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6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9" presentation:class="page"/>
          <draw:frame draw:name="Rectangle 3" presentation:style-name="pr27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_5f_">
        <office:forms form:automatic-focus="false" form:apply-design-mode="false"/>
        <draw:frame draw:name="Slide Number Placeholder 3" presentation:style-name="pr28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72" draw:text-style-name="P7" draw:layer="layout" svg:width="6.188cm" svg:height="1.605cm" svg:x="1.711cm" svg:y="1.214cm">
          <text:p text:style-name="P14"><text:span text:style-name="T5">Associa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6" draw:text-style-name="P8" draw:layer="layout" svg:x1="1.166cm" svg:y1="3.5cm" svg:x2="26.6cm" svg:y2="3.501cm">
          <text:p/>
        </draw:line>
        <draw:custom-shape draw:name="Rectangle 4" draw:style-name="gr61" draw:text-style-name="P17" draw:layer="layout" svg:width="5.833cm" svg:height="1.166cm" svg:x="10.965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17" draw:layer="layout" svg:width="5.833cm" svg:height="1.166cm" svg:x="10.965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1" draw:text-style-name="P17" draw:layer="layout" svg:width="5.833cm" svg:height="1.166cm" svg:x="10.965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1" draw:text-style-name="P17" draw:layer="layout" svg:width="5.833cm" svg:height="1.166cm" svg:x="10.965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1" draw:text-style-name="P17" draw:layer="layout" svg:width="5.833cm" svg:height="1.166cm" svg:x="10.965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7" draw:layer="layout" svg:width="5.833cm" svg:height="1.166cm" svg:x="10.965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1" draw:text-style-name="P17" draw:layer="layout" svg:width="5.833cm" svg:height="1.166cm" svg:x="10.965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17" draw:layer="layout" svg:width="5.833cm" svg:height="1.166cm" svg:x="10.965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3" draw:text-style-name="P19" draw:layer="layout" svg:width="8.399cm" svg:height="1.399cm" svg:x="2.333cm" svg:y="6.065cm">
          <text:p text:style-name="P18"><text:span text:style-name="T8"><text:s text:c="25"/></text:span><text:span text:style-name="T8">101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1" draw:text-style-name="P8" draw:layer="layout" svg:x1="7.932cm" svg:y1="7.232cm" svg:x2="7.933cm" svg:y2="15.399cm">
          <text:p/>
        </draw:line>
        <draw:line draw:name="Line 14" draw:style-name="gr19" draw:text-style-name="P8" draw:layer="layout" svg:x1="7.932cm" svg:y1="15.399cm" svg:x2="10.966cm" svg:y2="15.4cm">
          <text:p/>
        </draw:line>
        <draw:custom-shape draw:name="Text Box 15" draw:style-name="gr74" draw:text-style-name="P7" draw:layer="layout" svg:width="3.805cm" svg:height="1.013cm" svg:x="4.614cm" svg:y="4.199cm">
          <text:p text:style-name="P14"><text:span text:style-name="T8">By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5" draw:text-style-name="P8" draw:layer="layout" svg:x1="4.432cm" svg:y1="5.132cm" svg:x2="2.332cm" svg:y2="6.066cm">
          <text:p/>
        </draw:line>
        <draw:line draw:name="Line 17" draw:style-name="gr25" draw:text-style-name="P8" draw:layer="layout" svg:x1="8.632cm" svg:y1="5.132cm" svg:x2="10.732cm" svg:y2="6.066cm">
          <text:p/>
        </draw:line>
        <draw:custom-shape draw:name="Rectangle 18" draw:style-name="gr34" draw:text-style-name="P21" draw:layer="layout" svg:width="2.799cm" svg:height="1.166cm" svg:x="1.165cm" svg:y="8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4" draw:text-style-name="P21" draw:layer="layout" svg:width="2.799cm" svg:height="1.166cm" svg:x="1.165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4" draw:text-style-name="P21" draw:layer="layout" svg:width="2.799cm" svg:height="1.166cm" svg:x="1.165cm" svg:y="11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4" draw:text-style-name="P21" draw:layer="layout" svg:width="2.799cm" svg:height="1.166cm" svg:x="1.165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4" draw:text-style-name="P21" draw:layer="layout" svg:width="2.799cm" svg:height="1.166cm" svg:x="1.165cm" svg:y="13.5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4" draw:text-style-name="P21" draw:layer="layout" svg:width="2.799cm" svg:height="1.166cm" svg:x="1.165cm" svg:y="14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4" draw:text-style-name="P21" draw:layer="layout" svg:width="2.799cm" svg:height="1.166cm" svg:x="1.165cm" svg:y="15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4" draw:text-style-name="P21" draw:layer="layout" svg:width="2.799cm" svg:height="1.166cm" svg:x="1.165cm" svg:y="17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75" draw:text-style-name="P7" draw:layer="layout" svg:width="1.367cm" svg:height="1.013cm" svg:x="4.045cm" svg:y="7.699cm">
          <text:p text:style-name="P14"><text:span text:style-name="T8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5" draw:text-style-name="P8" draw:layer="layout" svg:x1="5.599cm" svg:y1="8.165cm" svg:x2="7.465cm" svg:y2="7.465cm">
          <text:p/>
        </draw:line>
        <draw:line draw:name="Line 28" draw:style-name="gr25" draw:text-style-name="P8" draw:layer="layout" svg:x1="2.332cm" svg:y1="7.465cm" svg:x2="3.966cm" svg:y2="8.165cm">
          <text:p/>
        </draw:line>
        <draw:custom-shape draw:name="Text Box 29" draw:style-name="gr76" draw:text-style-name="P7" draw:layer="layout" svg:width="3.153cm" svg:height="1.013cm" svg:x="14.882cm" svg:y="18.433cm">
          <text:p text:style-name="P14"><text:span text:style-name="T8">Data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77" draw:text-style-name="P7" draw:layer="layout" svg:width="2.823cm" svg:height="1.013cm" svg:x="2.261cm" svg:y="18.433cm">
          <text:p text:style-name="P14"><text:span text:style-name="T8">Tag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8" draw:text-style-name="P20" draw:layer="layout" svg:width="12.797cm" svg:height="3.299cm" svg:x="12.641cm" svg:y="3.733cm">
          <text:p text:style-name="P18"><text:span text:style-name="T8">How many offset/index/tag bits if the cache has</text:span></text:p>
          <text:p text:style-name="P18"><text:span text:style-name="T8">64 sets,</text:span></text:p>
          <text:p text:style-name="P18"><text:span text:style-name="T8">each set has 64 bytes,</text:span></text:p>
          <text:p text:style-name="P18"><text:span text:style-name="T8">4 w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61" draw:text-style-name="P17" draw:layer="layout" svg:width="5.833cm" svg:height="1.166cm" svg:x="16.799cm" svg:y="9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61" draw:text-style-name="P17" draw:layer="layout" svg:width="5.833cm" svg:height="1.166cm" svg:x="16.799cm" svg:y="10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1" draw:text-style-name="P17" draw:layer="layout" svg:width="5.833cm" svg:height="1.166cm" svg:x="16.799cm" svg:y="11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1" draw:text-style-name="P17" draw:layer="layout" svg:width="5.833cm" svg:height="1.166cm" svg:x="16.799cm" svg:y="12.5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7" draw:layer="layout" svg:width="5.833cm" svg:height="1.166cm" svg:x="16.799cm" svg:y="13.7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7" draw:layer="layout" svg:width="5.833cm" svg:height="1.166cm" svg:x="16.799cm" svg:y="14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1" draw:text-style-name="P17" draw:layer="layout" svg:width="5.833cm" svg:height="1.166cm" svg:x="16.799cm" svg:y="16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61" draw:text-style-name="P17" draw:layer="layout" svg:width="5.833cm" svg:height="1.166cm" svg:x="16.799cm" svg:y="17.2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79" draw:text-style-name="P7" draw:layer="layout" svg:width="2.129cm" svg:height="1.013cm" svg:x="12.728cm" svg:y="7.933cm">
          <text:p text:style-name="P14"><text:span text:style-name="T8">Way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80" draw:text-style-name="P7" draw:layer="layout" svg:width="2.129cm" svg:height="1.013cm" svg:x="18.562cm" svg:y="7.933cm">
          <text:p text:style-name="P14"><text:span text:style-name="T8">Way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4" draw:text-style-name="P21" draw:layer="layout" svg:width="2.799cm" svg:height="1.166cm" svg:x="3.965cm" svg:y="8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4" draw:text-style-name="P21" draw:layer="layout" svg:width="2.799cm" svg:height="1.166cm" svg:x="3.965cm" svg:y="10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4" draw:text-style-name="P21" draw:layer="layout" svg:width="2.799cm" svg:height="1.166cm" svg:x="3.965cm" svg:y="11.1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4" draw:text-style-name="P21" draw:layer="layout" svg:width="2.799cm" svg:height="1.166cm" svg:x="3.965cm" svg:y="1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4" draw:text-style-name="P21" draw:layer="layout" svg:width="2.799cm" svg:height="1.166cm" svg:x="3.965cm" svg:y="13.5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4" draw:text-style-name="P21" draw:layer="layout" svg:width="2.799cm" svg:height="1.166cm" svg:x="3.965cm" svg:y="14.6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4" draw:text-style-name="P21" draw:layer="layout" svg:width="2.799cm" svg:height="1.166cm" svg:x="3.965cm" svg:y="15.8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4" draw:text-style-name="P21" draw:layer="layout" svg:width="2.799cm" svg:height="1.166cm" svg:x="3.965cm" svg:y="17.0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70" draw:text-style-name="P8" draw:layer="layout" svg:x1="3.266cm" svg:y1="15.399cm" svg:x2="7.232cm" svg:y2="19.132cm">
          <text:p/>
        </draw:line>
        <draw:line draw:name="Line 51" draw:style-name="gr70" draw:text-style-name="P8" draw:layer="layout" svg:x1="5.832cm" svg:y1="15.399cm" svg:x2="7.232cm" svg:y2="18.899cm">
          <text:p/>
        </draw:line>
        <draw:line draw:name="Line 52" draw:style-name="gr70" draw:text-style-name="P8" draw:layer="layout" svg:x1="4.899cm" svg:y1="8.632cm" svg:x2="7.232cm" svg:y2="18.899cm">
          <text:p/>
        </draw:line>
        <draw:custom-shape draw:name="Text Box 53" draw:style-name="gr81" draw:text-style-name="P7" draw:layer="layout" svg:width="2.853cm" svg:height="1.013cm" svg:x="6.929cm" svg:y="18.899cm">
          <text:p text:style-name="P14"><text:span text:style-name="T8">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29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10" presentation:class="page"/>
          <draw:frame draw:name="Rectangle 3" presentation:style-name="pr30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_5f_">
        <office:forms form:automatic-focus="false" form:apply-design-mode="false"/>
        <draw:frame draw:name="Slide Number Placeholder 3" presentation:style-name="pr31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82" draw:text-style-name="P7" draw:layer="layout" svg:width="4.381cm" svg:height="1.605cm" svg:x="1.602cm" svg:y="1.214cm">
          <text:p text:style-name="P14"><text:span text:style-name="T5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83" draw:text-style-name="P7" draw:layer="layout" svg:width="19.273cm" svg:height="8.379cm" svg:x="2.585cm" svg:y="4.788cm">
          <text:list text:style-name="L10">
            <text:list-item>
              <text:p text:style-name="P14"><text:span text:style-name="T6"><text:s/></text:span><text:span text:style-name="T6">32 KB 4-way set-associative data cache array with 32</text:span></text:p>
            </text:list-item>
          </text:list>
          <text:p text:style-name="P14"><text:span text:style-name="T6"><text:s text:c="3"/></text:span><text:span text:style-name="T6">byte line sizes</text:span></text:p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How many sets?</text:span></text:p>
            </text:list-item>
          </text:list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How many index bits, offset bits, tag bits?</text:span></text:p>
            </text:list-item>
          </text:list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How large is the tag array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4" draw:text-style-name="P23" draw:layer="layout" svg:width="12.221cm" svg:height="4.231cm" svg:x="9.881cm" svg:y="14.381cm">
          <text:p text:style-name="P22"><text:span text:style-name="T11">Cache size = #sets x #ways x blocksize</text:span></text:p>
          <text:p text:style-name="P22"><text:span text:style-name="T11">Index bits = log</text:span><text:span text:style-name="T12">2</text:span><text:span text:style-name="T11">(sets)</text:span></text:p>
          <text:p text:style-name="P22"><text:span text:style-name="T11">Offset bits = log</text:span><text:span text:style-name="T12">2</text:span><text:span text:style-name="T11">(blocksize)</text:span></text:p>
          <text:p text:style-name="P22"><text:span text:style-name="T11">Addr width = tag + index +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2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11" presentation:class="page"/>
          <draw:frame draw:name="Rectangle 3" presentation:style-name="pr33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_5f_">
        <office:forms form:automatic-focus="false" form:apply-design-mode="false"/>
        <draw:frame draw:name="Slide Number Placeholder 3" presentation:style-name="pr34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85" draw:text-style-name="P7" draw:layer="layout" svg:width="5.206cm" svg:height="1.605cm" svg:x="1.651cm" svg:y="1.214cm">
          <text:p text:style-name="P14"><text:span text:style-name="T5">Exampl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86" draw:text-style-name="P7" draw:layer="layout" svg:width="19.273cm" svg:height="14.563cm" svg:x="2.84cm" svg:y="4.788cm">
          <text:list text:style-name="L10">
            <text:list-item>
              <text:p text:style-name="P14"><text:span text:style-name="T6"><text:s/></text:span><text:span text:style-name="T6">32 KB 4-way set-associative data cache array with 32</text:span></text:p>
            </text:list-item>
          </text:list>
          <text:p text:style-name="P14"><text:span text:style-name="T6"><text:s text:c="3"/></text:span><text:span text:style-name="T6">byte line sizes</text:span></text:p>
          <text:p text:style-name="P14"><text:span text:style-name="T6"/></text:p>
          <text:p text:style-name="P14"><text:span text:style-name="T6"><text:s text:c="5"/></text:span><text:span text:style-name="T6">cache size = #sets x #ways x block size</text:span></text:p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How many sets? <text:s text:c="2"/>256</text:span></text:p>
            </text:list-item>
          </text:list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How many index bits, offset bits, tag bits?</text:span></text:p>
            </text:list-item>
          </text:list>
          <text:p text:style-name="P14"><text:span text:style-name="T6"><text:s text:c="26"/></text:span><text:span text:style-name="T6">8 <text:s text:c="19"/>5 <text:s text:c="16"/>19</text:span></text:p>
          <text:p text:style-name="P14"><text:span text:style-name="T6"><text:s text:c="22"/></text:span><text:span text:style-name="T9">log</text:span><text:span text:style-name="T13">2</text:span><text:span text:style-name="T9">(sets) <text:s text:c="7"/>log</text:span><text:span text:style-name="T13">2</text:span><text:span text:style-name="T9">(blksize) <text:s text:c="4"/>addrsize-index-offset</text:span></text:p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How large is the tag array?</text:span></text:p>
            </text:list-item>
          </text:list>
          <text:p text:style-name="P14"><text:span text:style-name="T6"><text:s text:c="6"/></text:span><text:span text:style-name="T6">tag array size = #sets x #ways x tag size</text:span></text:p>
          <text:p text:style-name="P14"><text:span text:style-name="T6"><text:s text:c="30"/></text:span><text:span text:style-name="T6">= 19 Kb = 2.375 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5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12" presentation:class="page"/>
          <draw:frame draw:name="Rectangle 3" presentation:style-name="pr36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_5f_">
        <office:forms form:automatic-focus="false" form:apply-design-mode="false"/>
        <draw:frame draw:name="Slide Number Placeholder 3" presentation:style-name="pr37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87" draw:text-style-name="P7" draw:layer="layout" svg:width="6.641cm" svg:height="1.605cm" svg:x="1.732cm" svg:y="1.214cm">
          <text:p text:style-name="P14"><text:span text:style-name="T5">Cache Mi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88" draw:text-style-name="P7" draw:layer="layout" svg:width="21.043cm" svg:height="9.395cm" svg:x="2.665cm" svg:y="4.788cm">
          <text:list text:style-name="L10">
            <text:list-item>
              <text:p text:style-name="P14"><text:span text:style-name="T6"><text:s/></text:span><text:span text:style-name="T6">On a write miss, you may either choose to bring the block</text:span></text:p>
            </text:list-item>
          </text:list>
          <text:p text:style-name="P14"><text:span text:style-name="T6"><text:s text:c="4"/></text:span><text:span text:style-name="T6">into the cache (write-allocate) or not (write-no-allocate)</text:span></text:p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On a read miss, you always bring the block in (spatial and</text:span></text:p>
            </text:list-item>
          </text:list>
          <text:p text:style-name="P14"><text:span text:style-name="T6"><text:s text:c="3"/></text:span><text:span text:style-name="T6">temporal locality) – but which block do you replace?</text:span></text:p>
          <text:list text:style-name="L12">
            <text:list-item>
              <text:list>
                <text:list-item>
                  <text:p text:style-name="P15"><text:span text:style-name="T6"><text:s/></text:span><text:span text:style-name="T6">no choice for a direct-mapped cache</text:span></text:p>
                </text:list-item>
                <text:list-item>
                  <text:p text:style-name="P15"><text:span text:style-name="T6"><text:s/></text:span><text:span text:style-name="T6">randomly pick one of the ways to replace</text:span></text:p>
                </text:list-item>
                <text:list-item>
                  <text:p text:style-name="P15"><text:span text:style-name="T6"><text:s/></text:span><text:span text:style-name="T6">replace the way that was least-recently used (LRU)</text:span></text:p>
                </text:list-item>
                <text:list-item>
                  <text:p text:style-name="P15"><text:span text:style-name="T6"><text:s/></text:span><text:span text:style-name="T6">FIFO replacement (round-robin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38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13" presentation:class="page"/>
          <draw:frame draw:name="Rectangle 3" presentation:style-name="pr39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_5f_">
        <office:forms form:automatic-focus="false" form:apply-design-mode="false"/>
        <draw:frame draw:name="Slide Number Placeholder 3" presentation:style-name="pr40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89" draw:text-style-name="P7" draw:layer="layout" svg:width="3.5cm" svg:height="1.605cm" svg:x="1.549cm" svg:y="1.214cm">
          <text:p text:style-name="P14"><text:span text:style-name="T5">Wr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90" draw:text-style-name="P7" draw:layer="layout" svg:width="22.876cm" svg:height="12.443cm" svg:x="2.065cm" svg:y="4.788cm">
          <text:list text:style-name="L10">
            <text:list-item>
              <text:p text:style-name="P14"><text:span text:style-name="T6"><text:s/></text:span><text:span text:style-name="T6">When you write into a block, do you also update the</text:span></text:p>
            </text:list-item>
          </text:list>
          <text:p text:style-name="P14"><text:span text:style-name="T6"><text:s text:c="3"/></text:span><text:span text:style-name="T6">copy in L2?</text:span></text:p>
          <text:list text:style-name="L12">
            <text:list-item>
              <text:list>
                <text:list-item>
                  <text:p text:style-name="P15"><text:span text:style-name="T6"><text:s/></text:span><text:span text:style-name="T6">write-through: every write to L1 </text:span><text:span text:style-name="T14"></text:span><text:span text:style-name="T6"> write to L2</text:span></text:p>
                </text:list-item>
                <text:list-item>
                  <text:p text:style-name="P15"><text:span text:style-name="T6"><text:s/></text:span><text:span text:style-name="T6">write-back: mark the block as dirty, when the block</text:span></text:p>
                </text:list-item>
              </text:list>
            </text:list-item>
          </text:list>
          <text:p text:style-name="P16"><text:span text:style-name="T6"><text:s text:c="4"/></text:span><text:span text:style-name="T6">gets replaced from L1, write it to L2</text:span></text:p>
          <text:p text:style-name="P16"><text:span text:style-name="T6"/></text:p>
          <text:list text:style-name="L14">
            <text:list-item>
              <text:p text:style-name="P16"><text:span text:style-name="T6"><text:s/></text:span><text:span text:style-name="T6">Writeback coalesces multiple writes to an L1 block into one</text:span></text:p>
            </text:list-item>
          </text:list>
          <text:p text:style-name="P16"><text:span text:style-name="T6"><text:s text:c="3"/></text:span><text:span text:style-name="T6">L2 write</text:span></text:p>
          <text:p text:style-name="P16"><text:span text:style-name="T6"/></text:p>
          <text:list text:continue-numbering="true" text:style-name="L14">
            <text:list-item>
              <text:p text:style-name="P16"><text:span text:style-name="T6"><text:s/></text:span><text:span text:style-name="T6">Writethrough simplifies coherency protocols in a</text:span></text:p>
            </text:list-item>
          </text:list>
          <text:p text:style-name="P16"><text:span text:style-name="T6"><text:s text:c="3"/></text:span><text:span text:style-name="T6">multiprocessor system as the L2 always has a current</text:span></text:p>
          <text:p text:style-name="P16"><text:span text:style-name="T6"><text:s text:c="3"/></text:span><text:span text:style-name="T6">copy of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41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14" presentation:class="page"/>
          <draw:frame draw:name="Rectangle 3" presentation:style-name="pr42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_5f_">
        <office:forms form:automatic-focus="false" form:apply-design-mode="false"/>
        <draw:frame draw:name="Slide Number Placeholder 3" presentation:style-name="pr43" draw:text-style-name="P5" draw:layer="layout" svg:width="5.833cm" svg:height="1.399cm" svg:x="20.066cm" svg:y="19.13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custom-shape draw:name="Text Box 2" draw:style-name="gr91" draw:text-style-name="P7" draw:layer="layout" svg:width="10.697cm" svg:height="1.605cm" svg:x="1.962cm" svg:y="1.214cm">
          <text:p text:style-name="P14"><text:span text:style-name="T5">Types of Cache Mi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8" draw:layer="layout" svg:x1="1.166cm" svg:y1="3.5cm" svg:x2="26.6cm" svg:y2="3.501cm">
          <text:p/>
        </draw:line>
        <draw:custom-shape draw:name="Text Box 4" draw:style-name="gr92" draw:text-style-name="P7" draw:layer="layout" svg:width="21.234cm" svg:height="10.411cm" svg:x="2.782cm" svg:y="4.788cm">
          <text:list text:style-name="L10">
            <text:list-item>
              <text:p text:style-name="P14"><text:span text:style-name="T6"><text:s/></text:span><text:span text:style-name="T6">Compulsory misses: happens the first time a memory</text:span></text:p>
            </text:list-item>
          </text:list>
          <text:p text:style-name="P14"><text:span text:style-name="T6"><text:s text:c="3"/></text:span><text:span text:style-name="T6">word is accessed – the misses for an infinite cache</text:span></text:p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Capacity misses: happens because the program touched</text:span></text:p>
            </text:list-item>
          </text:list>
          <text:p text:style-name="P14"><text:span text:style-name="T6"><text:s text:c="3"/></text:span><text:span text:style-name="T6">many other words before re-touching the same word – the</text:span></text:p>
          <text:p text:style-name="P14"><text:span text:style-name="T6"><text:s text:c="3"/></text:span><text:span text:style-name="T6">misses for a fully-associative cache</text:span></text:p>
          <text:p text:style-name="P14"><text:span text:style-name="T6"/></text:p>
          <text:list text:continue-numbering="true" text:style-name="L10">
            <text:list-item>
              <text:p text:style-name="P14"><text:span text:style-name="T6"><text:s/></text:span><text:span text:style-name="T6">Conflict misses: happens because two words map to the</text:span></text:p>
            </text:list-item>
          </text:list>
          <text:p text:style-name="P14"><text:span text:style-name="T6"><text:s text:c="3"/></text:span><text:span text:style-name="T6">same location in the cache – the misses generated while</text:span></text:p>
          <text:p text:style-name="P14"><text:span text:style-name="T6"><text:s text:c="3"/></text:span><text:span text:style-name="T6">moving from a fully-associative to a direct-mapped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44" draw:text-style-name="P10" draw:layer="layout" svg:width="9.355cm" svg:height="1.396cm" svg:x="12.234cm" svg:y="26.543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page-thumbnail draw:name="Rectangle 2" draw:style-name="gr1" draw:layer="layout" svg:width="14.392cm" svg:height="10.476cm" svg:x="3.598cm" svg:y="2.095cm" draw:page-number="15" presentation:class="page"/>
          <draw:frame draw:name="Rectangle 3" presentation:style-name="pr45" draw:text-style-name="P11" draw:layer="layout" svg:width="15.832cm" svg:height="12.572cm" svg:x="2.878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_5f_" presentation:presentation-page-layout-name="AL2T1">
        <office:forms form:automatic-focus="false" form:apply-design-mode="false"/>
        <draw:frame presentation:style-name="pr46" draw:layer="layout" svg:width="25.199cm" svg:height="3.506cm" svg:x="1.4cm" svg:y="0.837cm" presentation:class="title">
          <draw:text-box>
            <text:p>Real-world examples</text:p>
          </draw:text-box>
        </draw:frame>
        <draw:frame presentation:style-name="pr47" draw:layer="layout" svg:width="25.199cm" svg:height="12.179cm" svg:x="1.4cm" svg:y="4.913cm" presentation:class="outline">
          <draw:text-box>
            <text:list text:style-name="L16">
              <text:list-item>
                <text:p>Accessing an arra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21.107cm" svg:height="11.524cm" svg:x="1.679cm" svg:y="2.335cm" draw:page-number="16" presentation:class="page"/>
          <draw:frame presentation:style-name="pr48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3" draw:master-page-name="Blank_5f_" presentation:presentation-page-layout-name="AL2T1">
        <office:forms form:automatic-focus="false" form:apply-design-mode="false"/>
        <draw:frame presentation:style-name="pr46" draw:layer="layout" svg:width="25.199cm" svg:height="3.506cm" svg:x="1.4cm" svg:y="0.837cm" presentation:class="title">
          <draw:text-box>
            <text:p>Real-world examples</text:p>
          </draw:text-box>
        </draw:frame>
        <draw:frame presentation:style-name="pr47" draw:layer="layout" svg:width="25.199cm" svg:height="12.179cm" svg:x="1.4cm" svg:y="4.913cm" presentation:class="outline">
          <draw:text-box>
            <text:list text:style-name="L16">
              <text:list-item>
                <text:p>Hash tab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21.107cm" svg:height="11.524cm" svg:x="1.679cm" svg:y="2.335cm" draw:page-number="17" presentation:class="page"/>
          <draw:frame presentation:style-name="pr48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9" draw:text-style-name="P24" draw:layer="layout" svg:width="25.199cm" svg:height="16.255cm" svg:x="1.4cm" svg:y="0.837cm" presentation:class="subtitle">
          <draw:text-box>
            <text:p><text:span text:style-name="T15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" svg:font-family="Arial" style:font-pitch="variable"/>
    <style:font-face style:name="HG Mincho Light J" svg:font-family="'HG Mincho Light J'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3_5f_2" style:display-name="Default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2" style:display-name="Default_1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3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</text:span><text:span text:style-name="MT5">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office:forms form:automatic-focus="false" form:apply-design-mode="false"/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</text:span><text:span text:style-name="MT5">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6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5f_-title" draw:layer="backgroundobjects" svg:width="21.107cm" svg:height="11.524cm" svg:x="1.679cm" svg:y="2.335cm" presentation:class="page"/>
        <draw:frame presentation:style-name="Blank_5f_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19H14M17S</meta:editing-duration>
    <meta:editing-cycles>321</meta:editing-cycles>
    <dc:date>2022-11-14T11:22:32.306765246</dc:date>
    <meta:generator>LibreOffice/6.0.7.3$Linux_X86_64 LibreOffice_project/00m0$Build-3</meta:generator>
    <meta:print-date>2019-01-23T15:16:56.404443746</meta:print-date>
    <meta:document-statistic meta:object-count="454"/>
  </office:meta>
</office:document-meta>
</file>